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</text:span><text:span text:style-name="T1">Tall</text:span><text:span text:style-name="T1">y</text:span></text:p>
          <text:p text:style-name="P1"><text:span text:style-name="T1">Dat</text:span><text:span text:style-name="T1">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</text:span><text:span text:style-name="T1">ure </text:span><text:span text:style-name="T1">Extr</text:span><text:span text:style-name="T1">a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</text:span><text:span text:style-name="T2">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</text:span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</text:span><text:span text:style-name="T2">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7:29:07.756758247</dc:date>
    <meta:editing-duration>PT2H54M26S</meta:editing-duration>
    <meta:editing-cycles>21</meta:editing-cycles>
    <meta:generator>LibreOffice/5.1.4.2$Linux_X86_64 LibreOffice_project/10m0$Build-2</meta:generator>
    <meta:document-statistic meta:object-count="74"/>
  </office:meta>
</office:document-meta>
</file>